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5.265cm" table:align="center" style:writing-mode="lr-tb"/>
    </style:style>
    <style:style style:name="Tabla8.A" style:family="table-column">
      <style:table-column-properties style:column-width="3.048cm"/>
    </style:style>
    <style:style style:name="Tabla8.B" style:family="table-column">
      <style:table-column-properties style:column-width="5.715cm"/>
    </style:style>
    <style:style style:name="Tabla8.C" style:family="table-column">
      <style:table-column-properties style:column-width="6.50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aeaea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B1" style:family="table-cell">
      <style:table-cell-properties style:vertical-align="top" fo:background-color="#eaeaea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8.2" style:family="table-row">
      <style:table-row-properties style:min-row-height="0.898cm" style:keep-together="true" fo:keep-together="auto"/>
    </style:style>
    <style:style style:name="Tabla8.6" style:family="table-row">
      <style:table-row-properties style:min-row-height="1.949cm" style:keep-together="true" fo:keep-together="auto"/>
    </style:style>
    <style:style style:name="Tabla8.A6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" style:family="table">
      <style:table-properties style:width="15.265cm" table:align="center" style:writing-mode="lr-tb"/>
    </style:style>
    <style:style style:name="Tabla1.A" style:family="table-column">
      <style:table-column-properties style:column-width="3.048cm"/>
    </style:style>
    <style:style style:name="Tabla1.B" style:family="table-column">
      <style:table-column-properties style:column-width="5.715cm"/>
    </style:style>
    <style:style style:name="Tabla1.C" style:family="table-column">
      <style:table-column-properties style:column-width="6.50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eaeaea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eaeaea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1.2" style:family="table-row">
      <style:table-row-properties style:min-row-height="0.898cm" style:keep-together="true" fo:keep-together="auto"/>
    </style:style>
    <style:style style:name="Tabla1.6" style:family="table-row">
      <style:table-row-properties style:min-row-height="1.949cm" style:keep-together="true" fo:keep-together="auto"/>
    </style:style>
    <style:style style:name="Tabla1.A6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" style:family="table">
      <style:table-properties style:width="15.265cm" table:align="center" style:writing-mode="lr-tb"/>
    </style:style>
    <style:style style:name="Tabla2.A" style:family="table-column">
      <style:table-column-properties style:column-width="3.048cm"/>
    </style:style>
    <style:style style:name="Tabla2.B" style:family="table-column">
      <style:table-column-properties style:column-width="5.715cm"/>
    </style:style>
    <style:style style:name="Tabla2.C" style:family="table-column">
      <style:table-column-properties style:column-width="6.502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eaeaea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B1" style:family="table-cell">
      <style:table-cell-properties style:vertical-align="top" fo:background-color="#eaeaea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2.2" style:family="table-row">
      <style:table-row-properties style:min-row-height="0.898cm" style:keep-together="true" fo:keep-together="auto"/>
    </style:style>
    <style:style style:name="Tabla2.6" style:family="table-row">
      <style:table-row-properties style:min-row-height="1.949cm" style:keep-together="true" fo:keep-together="auto"/>
    </style:style>
    <style:style style:name="Tabla2.A6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Normal_20_indentado_20_2">
      <style:paragraph-properties fo:margin-left="0cm" fo:margin-right="0cm" fo:text-align="justify" style:justify-single-word="false" fo:text-indent="0cm" style:auto-text-indent="false"/>
    </style:style>
    <style:style style:name="P2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style:font-name-complex="Calibri"/>
    </style:style>
    <style:style style:name="P3" style:family="paragraph" style:parent-style-name="guiazul">
      <style:paragraph-properties fo:margin-left="1.249cm" fo:margin-right="0cm" fo:text-align="justify" style:justify-single-word="false" fo:text-indent="0cm" style:auto-text-indent="false"/>
    </style:style>
    <style:style style:name="P4" style:family="paragraph" style:parent-style-name="guiazul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Calibri" fo:font-weight="bold" style:font-name-asian="Calibri" style:font-weight-asian="bold" style:font-name-complex="Calibri"/>
    </style:style>
    <style:style style:name="P7" style:family="paragraph" style:parent-style-name="Standard">
      <style:paragraph-properties fo:text-align="justify" style:justify-single-word="false"/>
      <style:text-properties style:font-name="Calibri" style:font-name-asian="Calibri" style:font-name-complex="Calibri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style:font-name="Calibri" fo:font-weight="bold" style:font-name-asian="Calibri" style:font-weight-asian="bold" style:font-name-complex="Calibri"/>
    </style:style>
    <style:style style:name="T2" style:family="text">
      <style:text-properties style:font-name="Calibri" style:font-name-asian="Calibri" style:font-name-complex="Calibri"/>
    </style:style>
    <style:style style:name="T3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rows-spanned="2" office:value-type="string">
            <text:p text:style-name="P5">Id Riesgo</text:p>
            <text:p text:style-name="P7">7</text:p>
          </table:table-cell>
          <table:table-cell table:style-name="Tabla8.B1" table:number-columns-spanned="2" office:value-type="string">
            <text:p text:style-name="P8"><text:span text:style-name="T1">Nombre : </text:span><text:span text:style-name="T3">Cambios en los requerimientos</text:span><text:span text:style-name="T1"> Fecha :</text:span><text:span text:style-name="T2"> 19/05/2016</text:span></text:p>
          </table:table-cell>
          <table:covered-table-cell/>
        </table:table-row>
        <table:table-row table:style-name="Tabla8.2">
          <table:covered-table-cell/>
          <table:table-cell table:style-name="Tabla8.B1" table:number-rows-spanned="3" table:number-columns-spanned="2" office:value-type="string">
            <text:p text:style-name="P8"><text:span text:style-name="T1">Descripción :</text:span><text:span text:style-name="T2"> El cliente agrega o modifica requisitos del sistema fuera del tiempo acordado para la elicitacion de requisitos.</text:span>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8"><text:span text:style-name="T1">Probabilidad: <text:s/></text:span><text:span text:style-name="T2">80%</text:span>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8"><text:span text:style-name="T1">Impacto</text:span><text:span text:style-name="T1">:</text:span><text:span text:style-name="T2"> 2</text:span></text:p>
          </table:table-cell>
          <table:covered-table-cell/>
          <table:covered-table-cell/>
        </table:table-row>
        <table:table-row table:style-name="Tabla8.1">
          <table:table-cell table:style-name="Tabla8.A1" table:number-columns-spanned="2" office:value-type="string">
            <text:p text:style-name="P8"><text:span text:style-name="T1">Responsable:</text:span><text:span text:style-name="T2"> Francisco Segarra</text:span></text:p>
          </table:table-cell>
          <table:covered-table-cell/>
          <table:table-cell table:style-name="Tabla8.B1" office:value-type="string">
            <text:p text:style-name="P8"><text:span text:style-name="T1">Clase:</text:span><text:span text:style-name="T2"> Proyecto</text:span></text:p>
          </table:table-cell>
        </table:table-row>
        <table:table-row table:style-name="Tabla8.6">
          <table:table-cell table:style-name="Tabla8.A6" table:number-columns-spanned="3" office:value-type="string">
            <text:p text:style-name="P1"><text:span text:style-name="T4">Estrategia de Mitigación (Anulación/Minimización): </text:span></text:p>
            <text:p text:style-name="P2">Avisar anticipadamente que no es conveniente modificar lo pedido una vez comenzado el proyecto.</text:p>
            <text:p text:style-name="P2">Aclarar que durante la elicitacion de requerimientos digan todo lo que tengan que pedir sin olvidar nada.</text:p>
            <text:p text:style-name="P2"/>
            <text:p text:style-name="P2"/>
          </table:table-cell>
          <table:covered-table-cell/>
          <table:covered-table-cell/>
        </table:table-row>
        <table:table-row table:style-name="Tabla8.6">
          <table:table-cell table:style-name="Tabla8.A6" table:number-columns-spanned="3" office:value-type="string">
            <text:p text:style-name="P5">Plan de Contingencia :</text:p>
            <text:p text:style-name="P7">Acomodar los tiempos de nuestros desarrolladores para solucionar el cambio rapidamente sin perder mucho tiempo.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P5">Id Riesgo</text:p>
            <text:p text:style-name="P7">9</text:p>
          </table:table-cell>
          <table:table-cell table:style-name="Tabla1.B1" table:number-columns-spanned="2" office:value-type="string">
            <text:p text:style-name="P8"><text:span text:style-name="T1">Nombre : </text:span><text:span text:style-name="T3">Retraso en la entrega</text:span><text:span text:style-name="T1"> Fecha :</text:span><text:span text:style-name="T2"> 19/05/2016</text:span></text:p>
          </table:table-cell>
          <table:covered-table-cell/>
        </table:table-row>
        <table:table-row table:style-name="Tabla1.2">
          <table:covered-table-cell/>
          <table:table-cell table:style-name="Tabla1.B1" table:number-rows-spanned="3" table:number-columns-spanned="2" office:value-type="string">
            <text:p text:style-name="P8"><text:span text:style-name="T1">Descripción :</text:span><text:span text:style-name="T2"> Nuestra empresa no ha llegado a cumplir la fecha de entrega de algun demo o el producto final.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8"><text:span text:style-name="T1">Probabilidad: <text:s/></text:span><text:span text:style-name="T3">6</text:span><text:span text:style-name="T2">0%</text:span>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8"><text:span text:style-name="T1">Impacto:</text:span><text:span text:style-name="T2"> 2</text:span>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8"><text:span text:style-name="T1">Responsable:</text:span><text:span text:style-name="T2"> Francisco Segarra</text:span></text:p>
          </table:table-cell>
          <table:covered-table-cell/>
          <table:table-cell table:style-name="Tabla1.B1" office:value-type="string">
            <text:p text:style-name="P8"><text:span text:style-name="T1">Clase:</text:span><text:span text:style-name="T2"> Proyecto</text:span></text:p>
          </table:table-cell>
        </table:table-row>
        <table:table-row table:style-name="Tabla1.6">
          <table:table-cell table:style-name="Tabla1.A6" table:number-columns-spanned="3" office:value-type="string">
            <text:p text:style-name="P1"><text:span text:style-name="T4">Estrategia de Mitigación (Anulación/Minimización): </text:span></text:p>
            <text:p text:style-name="P2">Tener una buena organización de los empleados y su trabajo, tener un calendario y cumplir dia a dia las horas de trabajo asignadas a cada parte del proyecto.</text:p>
            <text:p text:style-name="P2"/>
            <text:p text:style-name="P2"/>
          </table:table-cell>
          <table:covered-table-cell/>
          <table:covered-table-cell/>
        </table:table-row>
        <table:table-row table:style-name="Tabla1.6">
          <table:table-cell table:style-name="Tabla1.A6" table:number-columns-spanned="3" office:value-type="string">
            <text:p text:style-name="P5">Plan de Contingencia :</text:p>
            <text:p text:style-name="P7">Usar todos los recursos posibles para terminar el trabajo ya atrasado y terminarlo lo antes posible.</text:p>
          </table:table-cell>
          <table:covered-table-cell/>
          <table:covered-table-cell/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2" office:value-type="string">
            <text:p text:style-name="P5">Id Riesgo</text:p>
            <text:p text:style-name="P7">10</text:p>
          </table:table-cell>
          <table:table-cell table:style-name="Tabla2.B1" table:number-columns-spanned="2" office:value-type="string">
            <text:p text:style-name="P8"><text:span text:style-name="T1">Nombre : </text:span><text:span text:style-name="T3">No disponibilidad de la capacitacion para el personal</text:span><text:span text:style-name="T1"> Fecha :</text:span><text:span text:style-name="T2"> 19/05/2016</text:span></text:p>
          </table:table-cell>
          <table:covered-table-cell/>
        </table:table-row>
        <table:table-row table:style-name="Tabla2.2">
          <table:covered-table-cell/>
          <table:table-cell table:style-name="Tabla2.B1" table:number-rows-spanned="3" table:number-columns-spanned="2" office:value-type="string">
            <text:p text:style-name="P8"><text:span text:style-name="T1">Descripción :</text:span><text:span text:style-name="T2"> Parte de la empresa necesita capacitacion extra para ser parte del proyecto en cuestion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8"><text:span text:style-name="T1">Probabilidad: <text:s/></text:span><text:span text:style-name="T2">25%</text:span></text:p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8"><text:span text:style-name="T1">Impacto:</text:span><text:span text:style-name="T2"> 2</text:span></text:p>
          </table:table-cell>
          <table:covered-table-cell/>
          <table:covered-table-cell/>
        </table:table-row>
        <table:table-row table:style-name="Tabla2.1">
          <table:table-cell table:style-name="Tabla2.A1" table:number-columns-spanned="2" office:value-type="string">
            <text:p text:style-name="P8"><text:span text:style-name="T1">Responsable:</text:span><text:span text:style-name="T2"> Francisco Segarra</text:span></text:p>
          </table:table-cell>
          <table:covered-table-cell/>
          <table:table-cell table:style-name="Tabla2.B1" office:value-type="string">
            <text:p text:style-name="P8"><text:span text:style-name="T1">Clase:</text:span><text:span text:style-name="T2"> Proyecto/Negocio</text:span></text:p>
          </table:table-cell>
        </table:table-row>
        <table:table-row table:style-name="Tabla2.6">
          <table:table-cell table:style-name="Tabla2.A6" table:number-columns-spanned="3" office:value-type="string">
            <text:p text:style-name="P1"><text:span text:style-name="T4">Estrategia de Mitigación (Anulación/Minimización): </text:span></text:p>
            <text:p text:style-name="P2">Organizar cada un corto tiempo cursos intensivos dentro de la empresa para capacitar a nuestros empleados en muchos nuevos temas y asi ser capaces de mucho mas</text:p>
            <text:p text:style-name="P2"/>
            <text:p text:style-name="P2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5">Plan de Contingencia :</text:p>
            <text:p text:style-name="P7">Organizar a los empleados restantes para que puedan reemplazar las horas de trabajo del empleado sometido al curso hasta que este termine para poder llegar a tiempo a la fecha de entrega.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/>
    <style:style style:name="guiazul" style:family="paragraph" style:parent-style-name="Normal_20__28_Web_29_">
      <style:text-properties fo:color="#0000ff" fo:font-style="italic" style:font-style-asian="italic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Segarra</meta:initial-creator>
    <meta:creation-date>2016-05-19T20:27:27.41</meta:creation-date>
    <meta:document-statistic meta:table-count="3" meta:image-count="0" meta:object-count="0" meta:page-count="2" meta:paragraph-count="37" meta:word-count="295" meta:character-count="1913"/>
    <dc:date>2016-05-19T20:46:58.62</dc:date>
    <dc:creator>Francisco Segarra</dc:creator>
    <meta:editing-duration>PT4M</meta:editing-duration>
    <meta:editing-cycles>1</meta:editing-cycles>
    <meta:generator>OpenOffice/4.1.1$Win32 OpenOffice.org_project/411m6$Build-9775</meta:generator>
  </office:meta>
</office:document-meta>
</file>